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48" style:family="table-cell" style:parent-style-name="Default">
      <style:table-cell-properties fo:background-color="#ffb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5" style:family="table-cell" style:parent-style-name="Default">
      <style:table-cell-properties fo:background-color="#fff200" style:text-align-source="fix" style:repeat-content="false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5" table:default-cell-style-name="ce108"/>
        <table:table-column table:style-name="co4" table:number-columns-repeated="5" table:default-cell-style-name="ce108"/>
        <table:table-column table:style-name="co4" table:number-columns-repeated="100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Internet</text:p>
          </table:table-cell>
          <table:covered-table-cell table:number-columns-repeated="3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1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1"/>
        </table:table-row>
        <table:table-row table:style-name="ro3">
          <table:table-cell table:style-name="ce1" table:number-columns-repeated="2"/>
          <table:table-cell table:style-name="ce8" table:number-columns-repeated="21"/>
          <table:table-cell table:style-name="ce24" table:number-columns-repeated="40"/>
          <table:table-cell table:style-name="ce27" table:number-columns-repeated="961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3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5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7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7"/>
        </table:table-row>
        <table:table-row table:style-name="ro5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3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5"/>
          <table:table-cell table:number-columns-repeated="1007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2"/>
          <table:table-cell table:style-name="ce104" table:number-columns-repeated="15"/>
          <table:table-cell table:number-columns-repeated="1007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5"/>
          <table:table-cell table:number-columns-repeated="1007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5"/>
          <table:table-cell table:number-columns-repeated="1007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5"/>
          <table:table-cell table:number-columns-repeated="1007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5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5"/>
          <table:table-cell table:number-columns-repeated="100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3"/>
          <table:table-cell table:number-columns-repeated="1007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5"/>
          <table:table-cell table:number-columns-repeated="1007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5"/>
          <table:table-cell table:number-columns-repeated="1007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5"/>
          <table:table-cell table:number-columns-repeated="1007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5" table:default-cell-style-name="ce108"/>
        <table:table-column table:style-name="co4" table:number-columns-repeated="5" table:default-cell-style-name="ce108"/>
        <table:table-column table:style-name="co4" table:number-columns-repeated="99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5" table:number-rows-spanned="1">
            <text:p>Architectures</text:p>
          </table:table-cell>
          <table:covered-table-cell table:number-columns-repeated="14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1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48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1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6"/>
          <table:table-cell table:style-name="ce26" table:number-columns-repeated="40"/>
          <table:table-cell table:style-name="ce28" table:number-columns-repeated="951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7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5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5"/>
          <table:table-cell table:number-columns-repeated="99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1" table:default-cell-style-name="ce108"/>
        <table:table-column table:style-name="co4" table:number-columns-repeated="5" table:default-cell-style-name="ce108"/>
        <table:table-column table:style-name="co4" table:number-columns-repeated="993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3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5" office:value-type="string" calcext:value-type="string">
            <text:p>TP Karatsuba</text:p>
          </table:table-cell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/>
          <table:table-cell table:style-name="ce31" office:value-type="date" office:date-value="2020-09-28" calcext:value-type="date">
            <text:p>28 sep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3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1"/>
          <table:table-cell table:style-name="ce24" table:number-columns-repeated="40"/>
          <table:table-cell table:style-name="ce27" table:number-columns-repeated="953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3"/>
          <table:table-cell table:number-columns-repeated="999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3"/>
          <table:table-cell table:number-columns-repeated="999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9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1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9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3"/>
          <table:table-cell table:number-columns-repeated="99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5:54:04.147138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25T16:04:51.598466204</dc:date>
    <meta:editing-duration>P49DT1H56M49S</meta:editing-duration>
    <meta:editing-cycles>530</meta:editing-cycles>
    <meta:generator>LibreOffice/6.1.5.2$Linux_X86_64 LibreOffice_project/10$Build-2</meta:generator>
    <meta:document-statistic meta:table-count="3" meta:cell-count="476" meta:object-count="0"/>
  </office:meta>
</office:document-meta>
</file>